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0.672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cm"/>
    </style:style>
    <style:style style:name="co25" style:family="table-column">
      <style:table-column-properties fo:break-before="auto" style:column-width="0.587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0.252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2.745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9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9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0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afd7"/>
    </style:style>
    <style:style style:name="ce11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65" office:value-type="string" calcext:value-type="string">
            <text:p>PREDILEX</text:p>
          </table:table-cell>
          <table:table-cell table:style-name="ce70" table:number-columns-repeated="20"/>
          <table:table-cell table:number-columns-repeated="43"/>
        </table:table-row>
        <table:table-row table:style-name="ro2">
          <table:table-cell table:style-name="ce66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67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67"/>
          <table:table-cell table:number-columns-repeated="63"/>
        </table:table-row>
        <table:table-row table:style-name="ro6">
          <table:table-cell table:style-name="ce68" office:value-type="string" calcext:value-type="string">
            <text:p>CONTRIBUTORS:</text:p>
            <text:p>Ilmen, AKA Ntsékees; Mia Entropy;</text:p>
            <text:p>Some definitions (tagged `toaq_copy`) have been copied verbatim from the Toaq dictionary by Hoemai, AKA Miles Forster.</text:p>
            <text:p>(There were remaining 91 of these on 2021-08-29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69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69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56"/>
        <table:table-column table:style-name="co34" table:default-cell-style-name="ce56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71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5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1" office:value-type="string" calcext:value-type="string">
            <text:p>id</text:p>
          </table:table-cell>
          <table:table-cell table:style-name="ce74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74" office:value-type="string" calcext:value-type="string">
            <text:p>compoundability</text:p>
          </table:table-cell>
          <table:table-cell table:style-name="ce74" office:value-type="string" calcext:value-type="string">
            <text:p>arity</text:p>
          </table:table-cell>
          <table:table-cell table:style-name="ce75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75" office:value-type="string" calcext:value-type="string">
            <text:p>contextuality</text:p>
          </table:table-cell>
          <table:table-cell table:style-name="ce75" office:value-type="string" calcext:value-type="string">
            <text:p>distributivity</text:p>
          </table:table-cell>
          <table:table-cell table:style-name="ce75" office:value-type="string" calcext:value-type="string">
            <text:p>generics</text:p>
          </table:table-cell>
          <table:table-cell table:style-name="ce75" office:value-type="string" calcext:value-type="string">
            <text:p>serializations</text:p>
          </table:table-cell>
          <table:table-cell table:style-name="ce78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78" office:value-type="string" calcext:value-type="string">
            <text:p>tags</text:p>
          </table:table-cell>
          <table:table-cell table:style-name="ce74" office:value-type="string" calcext:value-type="string">
            <text:p>ordering</text:p>
          </table:table-cell>
          <table:table-cell table:style-name="ce74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82" office:value-type="string" calcext:value-type="string">
            <text:p>possible etymologies</text:p>
          </table:table-cell>
          <table:table-cell table:style-name="ce85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85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85" office:value-type="string" calcext:value-type="string">
            <text:p>antonyms</text:p>
          </table:table-cell>
          <table:table-cell table:style-name="ce85" office:value-type="string" calcext:value-type="string">
            <text:p>hypernyms</text:p>
          </table:table-cell>
          <table:table-cell table:style-name="ce85" office:value-type="string" calcext:value-type="string">
            <text:p>hyponyms</text:p>
          </table:table-cell>
          <table:table-cell table:style-name="ce85" office:value-type="string" calcext:value-type="string">
            <text:p>holonyms</text:p>
          </table:table-cell>
          <table:table-cell table:style-name="ce85" office:value-type="string" calcext:value-type="string">
            <text:p>meronyms</text:p>
          </table:table-cell>
          <table:table-cell table:style-name="ce85" office:value-type="string" calcext:value-type="string">
            <text:p>related</text:p>
          </table:table-cell>
          <table:table-cell table:style-name="ce85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75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75" office:value-type="string" calcext:value-type="string">
            <office:annotation draw:style-name="gr6" draw:text-style-name="P2" svg:width="9.858cm" svg:height="2.571cm" svg:x="24.285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75" office:value-type="string" calcext:value-type="string">
            <office:annotation draw:style-name="gr6" draw:text-style-name="P2" svg:width="10.587cm" svg:height="2.571cm" svg:x="24.98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91" office:value-type="string" calcext:value-type="string">
            <text:p><text:s/></text:p>
          </table:table-cell>
          <table:table-cell table:style-name="ce93" office:value-type="string" calcext:value-type="string">
            <office:annotation draw:style-name="gr7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01" office:value-type="string" calcext:value-type="string">
            <office:annotation draw:style-name="gr7" draw:text-style-name="P2" svg:width="9.185cm" svg:height="0.741cm" svg:x="34.143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01" office:value-type="string" calcext:value-type="string">
            <text:p>English notes</text:p>
          </table:table-cell>
          <table:table-cell table:style-name="ce101" office:value-type="string" calcext:value-type="string">
            <text:p>English keywords</text:p>
          </table:table-cell>
          <table:table-cell table:style-name="ce107" office:value-type="string" calcext:value-type="string">
            <text:p>keywords in other natural languages</text:p>
          </table:table-cell>
          <table:table-cell table:style-name="ce110" office:value-type="string" calcext:value-type="string">
            <office:annotation draw:style-name="gr7" draw:text-style-name="P2" svg:width="7.842cm" svg:height="0.741cm" svg:x="43.328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10" office:value-type="string" calcext:value-type="string">
            <text:p>Toaq slot class</text:p>
          </table:table-cell>
          <table:table-cell table:style-name="ce110" office:value-type="string" calcext:value-type="string">
            <text:p>Toaq def</text:p>
          </table:table-cell>
          <table:table-cell table:style-name="ce110" office:value-type="string" calcext:value-type="string">
            <text:p>Toaq notes</text:p>
          </table:table-cell>
          <table:table-cell table:style-name="ce114" office:value-type="string" calcext:value-type="string">
            <office:annotation draw:style-name="gr2" draw:text-style-name="P2" svg:width="7.285cm" svg:height="0.991cm" svg:x="51.17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14" office:value-type="string" calcext:value-type="string">
            <text:p>Lojban notes</text:p>
          </table:table-cell>
          <table:table-cell table:style-name="ce116" office:value-type="string" calcext:value-type="string">
            <text:p>Loglan keywords</text:p>
          </table:table-cell>
          <table:table-cell table:style-name="ce54" office:value-type="string" calcext:value-type="string">
            <text:p>Eberban keywords</text:p>
          </table:table-cell>
          <table:table-cell table:style-name="ce54" office:value-type="string" calcext:value-type="string">
            <text:p>Eberban definition</text:p>
          </table:table-cell>
          <table:table-cell table:style-name="ce75" office:value-type="string" calcext:value-type="string">
            <text:p>Gua\spi keywords</text:p>
          </table:table-cell>
          <table:table-cell table:style-name="ce118" office:value-type="string" calcext:value-type="string">
            <text:p>Ithkuil IV keywords</text:p>
          </table:table-cell>
          <table:table-cell table:style-name="ce122" office:value-type="string" calcext:value-type="string">
            <text:p>proglangs keywords</text:p>
          </table:table-cell>
          <table:table-cell table:style-name="ce91" office:value-type="string" calcext:value-type="string">
            <text:p><text:s/></text:p>
          </table:table-cell>
          <table:table-cell table:style-name="ce126" office:value-type="string" calcext:value-type="string">
            <text:p>WordNet sense key</text:p>
          </table:table-cell>
          <table:table-cell table:style-name="ce126" office:value-type="string" calcext:value-type="string">
            <text:p>HowNet</text:p>
          </table:table-cell>
          <table:table-cell table:style-name="ce126" office:value-type="string" calcext:value-type="string">
            <text:p>FrameNet</text:p>
          </table:table-cell>
          <table:table-cell table:style-name="ce126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4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6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2"/>
          <table:table-cell table:style-name="ce10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2"/>
          <table:table-cell table:style-name="ce102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7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5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7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7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1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2"/>
          <table:table-cell table:style-name="ce101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4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6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6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7"/>
          <table:table-cell table:style-name="ce102" table:number-columns-repeated="2"/>
          <table:table-cell table:style-name="ce101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8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7"/>
          <table:table-cell table:style-name="ce102" table:number-columns-repeated="2"/>
          <table:table-cell table:style-name="ce101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89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89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/>
          <table:table-cell table:style-name="ce101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3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4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90" table:number-columns-repeated="2"/>
          <table:table-cell table:style-name="ce91"/>
          <table:table-cell table:style-name="ce93"/>
          <table:table-cell table:style-name="ce103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90" table:number-columns-repeated="2"/>
          <table:table-cell table:style-name="ce91"/>
          <table:table-cell table:style-name="ce93"/>
          <table:table-cell table:style-name="ce103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90" table:number-columns-repeated="2"/>
          <table:table-cell table:style-name="ce91"/>
          <table:table-cell table:style-name="ce93"/>
          <table:table-cell table:style-name="ce103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6"/>
          <table:table-cell table:style-name="ce10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90" table:number-columns-repeated="2"/>
          <table:table-cell table:style-name="ce91"/>
          <table:table-cell table:style-name="ce93"/>
          <table:table-cell table:style-name="ce103"/>
          <table:table-cell table:style-name="ce106"/>
          <table:table-cell table:style-name="ce10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3"/>
          <table:table-cell table:style-name="ce125"/>
          <table:table-cell table:style-name="ce127"/>
          <table:table-cell table:style-name="ce126" table:number-columns-repeated="3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2"/>
          <table:table-cell table:style-name="ce10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6" table:number-columns-repeated="5"/>
          <table:table-cell table:style-name="ce79"/>
          <table:table-cell table:style-name="ce78"/>
          <table:table-cell table:style-name="ce74" table:number-columns-repeated="2"/>
          <table:table-cell table:style-name="ce82"/>
          <table:table-cell table:style-name="ce86" table:number-columns-repeated="4"/>
          <table:table-cell table:style-name="ce88" table:number-columns-repeated="5"/>
          <table:table-cell table:style-name="ce76" table:number-columns-repeated="3"/>
          <table:table-cell table:style-name="ce92"/>
          <table:table-cell table:style-name="ce99"/>
          <table:table-cell table:style-name="ce104" table:number-columns-repeated="3"/>
          <table:table-cell table:style-name="ce109"/>
          <table:table-cell table:style-name="ce112" table:number-columns-repeated="4"/>
          <table:table-cell table:style-name="ce115" table:number-columns-repeated="2"/>
          <table:table-cell table:style-name="ce117"/>
          <table:table-cell table:style-name="ce55" table:number-columns-repeated="2"/>
          <table:table-cell table:style-name="ce76"/>
          <table:table-cell table:style-name="ce119"/>
          <table:table-cell table:style-name="ce124"/>
          <table:table-cell table:style-name="ce92"/>
          <table:table-cell table:style-name="ce128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4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4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7" table:number-columns-repeated="3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8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7" table:number-columns-repeated="3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6" table:number-columns-repeated="2"/>
          <table:table-cell table:style-name="ce87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7" table:number-columns-repeated="3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7" table:number-columns-repeated="3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4"/>
          <table:table-cell table:style-name="ce77"/>
          <table:table-cell table:style-name="ce78"/>
          <table:table-cell table:style-name="ce80"/>
          <table:table-cell table:style-name="ce74"/>
          <table:table-cell table:style-name="ce81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7" table:number-columns-repeated="5"/>
          <table:table-cell table:style-name="ce77" table:number-columns-repeated="3"/>
          <table:table-cell table:style-name="ce91"/>
          <table:table-cell table:style-name="ce95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/>
          <table:table-cell table:style-name="ce80"/>
          <table:table-cell table:style-name="ce74"/>
          <table:table-cell table:style-name="ce81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5"/>
          <table:table-cell table:style-name="ce101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/>
          <table:table-cell table:style-name="ce80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1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6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/>
          <table:table-cell table:style-name="ce101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89" table:number-columns-repeated="2"/>
          <table:table-cell table:style-name="ce91"/>
          <table:table-cell table:style-name="ce93"/>
          <table:table-cell table:style-name="ce105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2"/>
          <table:table-cell table:style-name="ce113"/>
          <table:table-cell table:style-name="ce110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/>
          <table:table-cell table:style-name="ce101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2"/>
          <table:table-cell table:style-name="ce101" table:number-columns-repeated="2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100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6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6"/>
          <table:table-cell table:style-name="ce101"/>
          <table:table-cell table:style-name="ce102" table:number-columns-repeated="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/>
          <table:table-cell table:style-name="ce80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/>
          <table:table-cell table:style-name="ce80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/>
          <table:table-cell table:style-name="ce80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6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1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/>
          <table:table-cell table:style-name="ce80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6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6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6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6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6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5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5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/>
          <table:table-cell table:style-name="ce101"/>
          <table:table-cell table:style-name="ce102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9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8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2"/>
          <table:table-cell table:style-name="ce101"/>
          <table:table-cell table:style-name="ce108"/>
          <table:table-cell table:style-name="ce111" table:number-columns-repeated="2"/>
          <table:table-cell table:style-name="ce110" table:number-columns-repeated="2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/>
          <table:table-cell table:style-name="ce77" table:number-columns-repeated="2"/>
          <table:table-cell table:style-name="ce91"/>
          <table:table-cell table:style-name="ce93"/>
          <table:table-cell table:style-name="ce102" table:number-columns-repeated="3"/>
          <table:table-cell table:style-name="ce108"/>
          <table:table-cell table:style-name="ce111"/>
          <table:table-cell table:style-name="ce110" table:number-columns-repeated="3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4213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1650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/>
          <table:table-cell table:style-name="ce102"/>
          <table:table-cell table:style-name="ce101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2">
          <table:table-cell table:style-name="ce72"/>
          <table:table-cell table:style-name="ce74" table:number-columns-repeated="3"/>
          <table:table-cell table:style-name="ce75" table:number-columns-repeated="5"/>
          <table:table-cell table:style-name="ce78" table:number-columns-repeated="2"/>
          <table:table-cell table:style-name="ce74" table:number-columns-repeated="2"/>
          <table:table-cell table:style-name="ce82"/>
          <table:table-cell table:style-name="ce86" table:number-columns-repeated="9"/>
          <table:table-cell table:style-name="ce75" table:number-columns-repeated="3"/>
          <table:table-cell table:style-name="ce91"/>
          <table:table-cell table:style-name="ce93"/>
          <table:table-cell table:style-name="ce101" table:number-columns-repeated="3"/>
          <table:table-cell table:style-name="ce107"/>
          <table:table-cell table:style-name="ce110" table:number-columns-repeated="4"/>
          <table:table-cell table:style-name="ce114" table:number-columns-repeated="2"/>
          <table:table-cell table:style-name="ce116"/>
          <table:table-cell table:style-name="ce54" table:number-columns-repeated="2"/>
          <table:table-cell table:style-name="ce75"/>
          <table:table-cell table:style-name="ce118"/>
          <table:table-cell table:style-name="ce122"/>
          <table:table-cell table:style-name="ce91"/>
          <table:table-cell table:style-name="ce126" table:number-columns-repeated="4"/>
          <table:table-cell table:number-columns-repeated="16"/>
        </table:table-row>
        <table:table-row table:style-name="ro7" table:number-rows-repeated="39988">
          <table:table-cell table:style-name="ce72"/>
          <table:table-cell table:style-name="ce74" table:number-columns-repeated="3"/>
          <table:table-cell table:style-name="ce76" table:number-columns-repeated="5"/>
          <table:table-cell table:style-name="ce79" table:number-columns-repeated="2"/>
          <table:table-cell table:style-name="ce74" table:number-columns-repeated="2"/>
          <table:table-cell table:style-name="ce84"/>
          <table:table-cell table:style-name="ce88" table:number-columns-repeated="9"/>
          <table:table-cell table:style-name="ce76" table:number-columns-repeated="3"/>
          <table:table-cell table:style-name="ce92"/>
          <table:table-cell table:style-name="ce99"/>
          <table:table-cell table:style-name="ce104" table:number-columns-repeated="3"/>
          <table:table-cell table:style-name="ce109"/>
          <table:table-cell table:style-name="ce112" table:number-columns-repeated="4"/>
          <table:table-cell table:style-name="ce115" table:number-columns-repeated="2"/>
          <table:table-cell table:style-name="ce117"/>
          <table:table-cell table:style-name="ce55" table:number-columns-repeated="2"/>
          <table:table-cell table:style-name="ce76"/>
          <table:table-cell table:style-name="ce119"/>
          <table:table-cell table:style-name="ce124"/>
          <table:table-cell table:style-name="ce92"/>
          <table:table-cell table:style-name="ce128" table:number-columns-repeated="4"/>
          <table:table-cell table:number-columns-repeated="16"/>
        </table:table-row>
        <table:table-row table:style-name="ro9" table:number-rows-repeated="998568">
          <table:table-cell table:number-columns-repeated="65"/>
        </table:table-row>
        <table:table-row table:style-name="ro10" table:number-rows-repeated="5">
          <table:table-cell table:number-columns-repeated="65"/>
        </table:table-row>
        <table:table-row table:style-name="ro10">
          <table:table-cell table:number-columns-repeated="65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69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" table:base-cell-address="$Data.$A$44" table:cell-range-address="$Data.$A$43"/>
      </table:named-expressions>
      <table:database-ranges>
        <table:database-range table:name="Content" table:target-range-address="Data.B3:Data.AW8006" table:on-update-keep-styles="true" table:on-update-keep-size="false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Data.A3:Data.AW500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0" number:language="en" number:country="US">
      <number:hours/>
      <number:text>:</number:text>
      <number:minutes number:style="long"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date-style style:name="N10147" number:language="en" number:country="US">
      <number:month number:textual="true"/>
      <number:text>-</number:text>
      <number:year/>
    </number:date-style>
    <number:date-style style:name="N10146" number:language="en" number:country="US">
      <number:day/>
      <number:text>-</number:text>
      <number:month number:textual="true"/>
    </number:date-style>
    <number:date-style style:name="N10145" number:language="en" number:country="US">
      <number:day/>
      <number:text>-</number:text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Welcome" style:display-name="PageStyle_Welcom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5T23:23:13.702091234</dc:date>
    <meta:editing-duration>P30DT34S</meta:editing-duration>
    <meta:editing-cycles>158</meta:editing-cycles>
    <meta:document-statistic meta:table-count="3" meta:cell-count="56" meta:object-count="0"/>
  </office:meta>
</office:document-meta>
</file>